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mb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cil Member</text:p>
          </table:table-cell>
          <table:table-cell office:value-type="string" calcext:value-type="string">
            <text:p>Distric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eve Vol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usan Sandberg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rad Wis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mbership-Cou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w Many Years Each District Has been Represented (out of 17 years)</text:p>
          </table:table-cell>
          <table:table-cell/>
        </table:table-row>
        <table:table-row table:style-name="ro1">
          <table:table-cell office:value-type="string" calcext:value-type="string">
            <text:p>District 1</text:p>
          </table:table-cell>
          <table:table-cell table:formula="of:=COUNTIF([$Members.C1:.C100];1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strict 2</text:p>
          </table:table-cell>
          <table:table-cell table:formula="of:=COUNTIF([$Members.C1:.C100];2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strict 3</text:p>
          </table:table-cell>
          <table:table-cell table:formula="of:=COUNTIF([$Members.C1:.C100];3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rict 4</text:p>
          </table:table-cell>
          <table:table-cell table:formula="of:=COUNTIF([$Members.C1:.C100];4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strict 5</text:p>
          </table:table-cell>
          <table:table-cell table:formula="of:=COUNTIF([$Members.C1:.C100];5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rict 6</text:p>
          </table:table-cell>
          <table:table-cell table:formula="of:=COUNTIF([$Members.C1:.C100];6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-Large</text:p>
          </table:table-cell>
          <table:table-cell table:formula="of:=COUNTIF([$Members.C1:.C100];&quot;At-Large&quot;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 only have District 1 and District 4 had a representive</text:p>
          </table:table-cell>
          <table:table-cell/>
        </table:table-row>
        <table:table-row table:style-name="ro1">
          <table:table-cell office:value-type="string" calcext:value-type="string">
            <text:p>on the Sidewalk Committee since the beginning of online public records,</text:p>
          </table:table-cell>
          <table:table-cell/>
        </table:table-row>
        <table:table-row table:style-name="ro1">
          <table:table-cell office:value-type="string" calcext:value-type="string">
            <text:p>they have always been represented by the same two people,</text:p>
          </table:table-cell>
          <table:table-cell/>
        </table:table-row>
        <table:table-row table:style-name="ro1">
          <table:table-cell office:value-type="string" calcext:value-type="string">
            <text:p>Dave Rollo and Chris Sturba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3:47:19.541157046</meta:creation-date>
    <dc:date>2020-09-06T14:53:02.114523985</dc:date>
    <meta:editing-duration>PT3M22S</meta:editing-duration>
    <meta:editing-cycles>1</meta:editing-cycles>
    <meta:document-statistic meta:table-count="2" meta:cell-count="226" meta:object-count="0"/>
    <meta:generator>LibreOffice/7.0.0.3$Linux_X86_64 LibreOffice_project/00$Build-3</meta:generator>
  </office:meta>
</office:document-meta>
</file>